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df-link-checker test document</text:p>
          </draw:text-box>
        </draw:frame>
        <draw:frame presentation:style-name="pr2" draw:layer="layout" svg:width="25.199cm" svg:height="12.18cm" svg:x="1.4cm" svg:y="4.914cm" presentation:class="subtitle">
          <draw:text-box>
            <text:p>Very preliminary!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rrect link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a xlink:href="http://lxr.free-electrons.com/" xlink:type="simple">http://lxr.free-electrons.com</text:a></text:p>
              </text:list-item>
              <text:list-item>
                <text:p><text:a xlink:href="http://developer.android.com/sdk/" xlink:type="simple">http://developer.android.com/sdk/</text:a></text:p>
              </text:list-item>
              <text:list-item>
                <text:p><text:a xlink:href="ftp://ftp.kernel.org/" xlink:type="simple">ftp://ftp.kernel.org/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ad link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://lxra.free-electrons.com/" xlink:type="simple">http://lxra.free-electrons.com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ael Opdenacker</meta:initial-creator>
    <meta:creation-date>2013-08-27T12:31:43</meta:creation-date>
    <dc:date>2013-08-27T12:45:26</dc:date>
    <dc:creator>Michael Opdenacker</dc:creator>
    <meta:editing-duration>PT5M1S</meta:editing-duration>
    <meta:editing-cycles>3</meta:editing-cycles>
    <meta:generator>LibreOffice/4.0.2.2$Linux_X86_64 LibreOffice_project/400m0$Build-2</meta:generator>
    <meta:document-statistic meta:object-count="33"/>
  </office:meta>
</office:document-meta>
</file>